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8.461cm" table:align="margins"/>
    </style:style>
    <style:style style:name="Tableau1.A" style:family="table-column">
      <style:table-column-properties style:column-width="18.461cm" style:rel-column-width="65535*"/>
    </style:style>
    <style:style style:name="Tableau1.A1" style:family="table-cell">
      <style:table-cell-properties fo:padding="0.097cm" fo:border="0.5pt solid #000000"/>
    </style:style>
    <style:style style:name="Tableau2" style:family="table">
      <style:table-properties style:width="18.461cm" table:align="margins"/>
    </style:style>
    <style:style style:name="Tableau2.A" style:family="table-column">
      <style:table-column-properties style:column-width="18.461cm" style:rel-column-width="65535*"/>
    </style:style>
    <style:style style:name="Tableau2.A1" style:family="table-cell">
      <style:table-cell-properties fo:padding="0.097cm" fo:border="0.5pt solid #000000"/>
    </style:style>
    <style:style style:name="Tableau3" style:family="table">
      <style:table-properties style:width="18.461cm" table:align="margins"/>
    </style:style>
    <style:style style:name="Tableau3.A" style:family="table-column">
      <style:table-column-properties style:column-width="18.461cm" style:rel-column-width="65535*"/>
    </style:style>
    <style:style style:name="Tableau3.A1" style:family="table-cell">
      <style:table-cell-properties fo:padding="0.097cm" fo:border="0.5pt solid #000000"/>
    </style:style>
    <style:style style:name="Tableau4" style:family="table">
      <style:table-properties style:width="18.461cm" table:align="margins"/>
    </style:style>
    <style:style style:name="Tableau4.A" style:family="table-column">
      <style:table-column-properties style:column-width="18.461cm" style:rel-column-width="65535*"/>
    </style:style>
    <style:style style:name="Tableau4.A1" style:family="table-cell">
      <style:table-cell-properties fo:padding="0.097cm" fo:border="0.5pt solid #000000"/>
    </style:style>
    <style:style style:name="Tableau5" style:family="table">
      <style:table-properties style:width="18.461cm" table:align="margins"/>
    </style:style>
    <style:style style:name="Tableau5.A" style:family="table-column">
      <style:table-column-properties style:column-width="18.461cm" style:rel-column-width="65535*"/>
    </style:style>
    <style:style style:name="Tableau5.A1" style:family="table-cell">
      <style:table-cell-properties fo:padding="0.097cm" fo:border="0.5pt solid #000000"/>
    </style:style>
    <style:style style:name="Tableau6" style:family="table">
      <style:table-properties style:width="18.461cm" table:align="margins"/>
    </style:style>
    <style:style style:name="Tableau6.A" style:family="table-column">
      <style:table-column-properties style:column-width="18.461cm" style:rel-column-width="65535*"/>
    </style:style>
    <style:style style:name="Tableau6.A1" style:family="table-cell">
      <style:table-cell-properties fo:padding="0.097cm" fo:border="0.5pt solid #000000"/>
    </style:style>
    <style:style style:name="Tableau7" style:family="table">
      <style:table-properties style:width="18.461cm" table:align="margins"/>
    </style:style>
    <style:style style:name="Tableau7.A" style:family="table-column">
      <style:table-column-properties style:column-width="18.461cm" style:rel-column-width="65535*"/>
    </style:style>
    <style:style style:name="Tableau7.A1" style:family="table-cell">
      <style:table-cell-properties fo:padding="0.097cm" fo:border="0.5pt solid #000000"/>
    </style:style>
    <style:style style:name="P1" style:family="paragraph" style:parent-style-name="Standard">
      <style:text-properties officeooo:paragraph-rsid="000bde72"/>
    </style:style>
    <style:style style:name="P2" style:family="paragraph" style:parent-style-name="Table_20_Contents">
      <style:text-properties officeooo:rsid="000de74f" officeooo:paragraph-rsid="000de74f"/>
    </style:style>
    <style:style style:name="P3" style:family="paragraph" style:parent-style-name="Standard">
      <style:paragraph-properties fo:text-align="center" style:justify-single-word="false"/>
      <style:text-properties officeooo:paragraph-rsid="000bde72"/>
    </style:style>
    <style:style style:name="P4" style:family="paragraph" style:parent-style-name="Heading_20_4">
      <style:paragraph-properties>
        <style:tab-stops>
          <style:tab-stop style:position="0.587cm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bde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ogrammation en Python </text:p>
      <text:p text:style-name="P1"/>
      <text:h text:style-name="Heading_20_2" text:outline-level="2">Affectation d'une valeur à une variable </text:h>
      <text:p text:style-name="Standard">En programmation, nous avons besoin de stocker des éléments, de les mettre en mémoire. Pour cela, on procède à l'affectation d'une variable par une donnée. </text:p>
      <text:h text:style-name="Heading_20_3" text:outline-level="3">Propriété </text:h>
      <text:p text:style-name="P1">En Python, l' affectation se réalise avec l'opérateur <text:span text:style-name="T1">=</text:span> </text:p>
      <text:p text:style-name="P1"/>
      <text:h text:style-name="Heading_20_4" text:outline-level="4">Exemple </text:h>
      <text:p text:style-name="P1"><text:span text:style-name="T2">L</text:span>e script : 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a = 5</text:p>
          </table:table-cell>
        </table:table-row>
      </table:table>
      <text:p text:style-name="P1"><text:span text:style-name="T2">M</text:span>et en mémoire l'entier 5 dans la variable a </text:p>
      <text:p text:style-name="P1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1">a="easy" </text:p>
          </table:table-cell>
        </table:table-row>
      </table:table>
      <text:p text:style-name="P1"><text:span text:style-name="T2">M</text:span>et en mémoire la chaîne de caractères "easy" dans la variable a </text:p>
      <text:p text:style-name="P1"/>
      <text:h text:style-name="Heading_20_4" text:outline-level="4">Exercice 1 </text:h>
      <text:p text:style-name="P1">Que vaut a à la fin de ce script : 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1">a=1 </text:p>
            <text:p text:style-name="P1">b=-1 </text:p>
            <text:p text:style-name="P1">a=a*b </text:p>
            <text:p text:style-name="P1">a=a+b </text:p>
          </table:table-cell>
        </table:table-row>
      </table:table>
      <text:p text:style-name="P1"/>
      <text:h text:style-name="Heading_20_2" text:outline-level="2">Affichage en python </text:h>
      <text:h text:style-name="Heading_20_3" text:outline-level="3">Propriété </text:h>
      <text:p text:style-name="P1">Une <text:span text:style-name="T1">chaîne de caractères</text:span> correspond à un texte pouvant contenir différents symboles. En Python, une chaîne de caractères est le contenu délimité par <text:span text:style-name="T1">""</text:span>. Pour afficher une chaîne de caractères en Python on utilise la fonction <text:span text:style-name="T1">print() </text:span></text:p>
      <text:p text:style-name="P1"/>
      <text:h text:style-name="Heading_20_4" text:outline-level="4">Exercice 2 </text:h>
      <text:p text:style-name="P1">Testez ces différents scripts : 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1">print("Vivement les vacances !") </text:p>
            <text:p text:style-name="P1">prenom="Bob" </text:p>
            <text:p text:style-name="P1">print("Mon prénom est :",prenom) </text:p>
          </table:table-cell>
        </table:table-row>
      </table:table>
      <text:p text:style-name="P1"/>
      <text:p text:style-name="P1">Pourquoi ce n'est pas prenom qui est affiché dans la dernière phrase ? </text:p>
      <text:h text:style-name="Heading_20_4" text:outline-level="4" text:is-list-header="true">Exercice 3 </text:h>
      <text:p text:style-name="P1">Réaliser un script qui contient trois variables : prenom, nom et age et qui doit afficher : </text:p>
      <text:p text:style-name="P3">"Bonjour je m'appelle Alphonse Dansletas, j'ai 358 ans. " </text:p>
      <text:p text:style-name="P1">Dans le cas où vous vous appelleriez Alphonse Dansletas et que vous seriez âgé de 358 ans.</text:p>
      <text:p text:style-name="P1"><text:s/></text:p>
      <text:h text:style-name="Heading_20_2" text:outline-level="2"><text:soft-page-break/>Dialogue avec l'utilisateur </text:h>
      <text:h text:style-name="Heading_20_3" text:outline-level="3">Propriété </text:h>
      <text:p text:style-name="P1">La fonction input permet d'ouvrir une boite de dialogue et de récupérer une information saisie par l'utilisateur. Attention ! L'information récupérée grâce à un input est une <text:span text:style-name="T2">chaîne de caractères.</text:span></text:p>
      <text:p text:style-name="P1"/>
      <text:h text:style-name="Heading_20_4" text:outline-level="4">Exemple 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1">prenom=input("quel est ton prénom?") </text:p>
            <text:p text:style-name="P1">print(prenom) </text:p>
          </table:table-cell>
        </table:table-row>
      </table:table>
      <text:h text:style-name="Heading_20_4" text:outline-level="4"/>
      <text:h text:style-name="Heading_20_4" text:outline-level="4">Exercice 4 </text:h>
      <text:p text:style-name="P1">Écrire un script en Python qui demande à l'utilisateur, son prénom, son nom et son âge et qui réalise un affichage comme dans l'exercice 2. </text:p>
      <text:p text:style-name="P1"/>
      <text:p text:style-name="P1">( Attention il y a un piège ! ) </text:p>
      <text:p text:style-name="P1"/>
      <text:h text:style-name="Heading_20_2" text:outline-level="2">A connaître : les types de base </text:h>
      <text:p text:style-name="P1">Les types d'objets avec lesquels nous travaillerons cette année sont : </text:p>
      <text:p text:style-name="P1">🔾 <text:span text:style-name="T1">int</text:span> pour les entiers relatifs (exemple : 15, 489, -10, ...); </text:p>
      <text:p text:style-name="P1">🔾 <text:span text:style-name="T1">float</text:span> pour les nombres à virgules (exemple : 3.48, 9.203, ...); </text:p>
      <text:p text:style-name="P1">🔾 <text:span text:style-name="T1">bool</text:span> pour les booléens (exemple : True, False); </text:p>
      <text:p text:style-name="P1">🔾 <text:span text:style-name="T1">str</text:span> pour les chaînes de caractères (exemple : "SNT", "bonjour", "ceci est une phrase", ...);</text:p>
      <text:p text:style-name="P1"/>
      <text:p text:style-name="P1">Comme l'information récupérée grâce à un <text:span text:style-name="T1">input</text:span> est une <text:span text:style-name="T1">chaîne de caractères</text:span>, il va falloir changer le <text:span text:style-name="T1">type</text:span> de la variable pour permettre d'effectuer des calculs avec. </text:p>
      <text:p text:style-name="P1"/>
      <text:h text:style-name="P4" text:outline-level="4">Exemple </text:h>
      <text:p text:style-name="P1">Essayez ce script suivant : 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">nombre=input("Combien de baguettes désirez-vous ?") </text:p>
            <text:p text:style-name="P1">prix = nombre * 1.1 </text:p>
            <text:p text:style-name="P1">print("Vous avez à payer",prix,"euros.") </text:p>
          </table:table-cell>
        </table:table-row>
      </table:table>
      <text:p text:style-name="P1">2. Qu'obtenez vous ?</text:p>
      <text:p text:style-name="P1"/>
      <text:p text:style-name="P1"/>
      <text:p text:style-name="P1">3. Réessayez avec ce script :</text:p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1">nombre=int(input("Combien de baguettes désirez-vous ?")) </text:p>
            <text:p text:style-name="P1">prix = nombre * 1.1 </text:p>
            <text:p text:style-name="P1"><text:span text:style-name="T2">print</text:span>("Vous avez à payer",prix,"euros.") </text:p>
          </table:table-cell>
        </table:table-row>
      </table:table>
      <text:p text:style-name="P1">4. Quelle est la différence avec le code précédent de cet exemple ?</text:p>
      <text:p text:style-name="P1"/>
      <text:p text:style-name="P1"/>
      <text:h text:style-name="Heading_20_3" text:outline-level="3"/>
      <text:h text:style-name="Heading_20_3" text:outline-level="3">Propriété </text:h>
      <text:p text:style-name="P1">L'instruction <text:span text:style-name="T1">int</text:span> permet de changer certaines <text:span text:style-name="T1">chaînes de caractères</text:span> en un <text:span text:style-name="T1">nombre entier</text:span>. L'instruction <text:span text:style-name="T1">float</text:span> permet de changer certaines <text:span text:style-name="T1">chaînes de caractères</text:span> en un <text:span text:style-name="T1">flottant</text:span>, c'est-à-dire un "nombre à virgule" 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499cm" style:num-format="1" style:print-orientation="portrait" fo:margin-top="1.27cm" fo:margin-bottom="1.27cm" fo:margin-left="1.27cm" fo:margin-right="1.2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24T08:55:08.972748600</meta:creation-date>
    <dc:date>2025-09-24T09:20:01.056694100</dc:date>
    <meta:editing-duration>PT24M48S</meta:editing-duration>
    <meta:editing-cycles>11</meta:editing-cycles>
    <meta:generator>LibreOffice/25.2.5.2$Windows_X86_64 LibreOffice_project/03d19516eb2e1dd5d4ccd751a0d6f35f35e08022</meta:generator>
    <meta:print-date>2025-09-24T09:19:54.108408000</meta:print-date>
    <meta:printed-by>Fichiers PDF</meta:printed-by>
    <meta:document-statistic meta:table-count="7" meta:image-count="0" meta:object-count="0" meta:page-count="2" meta:paragraph-count="60" meta:word-count="463" meta:character-count="2828" meta:non-whitespace-character-count="2372"/>
  </office:meta>
</office:document-meta>
</file>